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paragraph-rsid="001d45ef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paragraph-rsid="001e3363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officeooo:paragraph-rsid="001fbb42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paragraph-rsid="001e3363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officeooo:paragraph-rsid="001e3363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作業（一）</text:p>
      <text:p text:style-name="P1">編輯時間：2021/10/12</text:p>
      <text:p text:style-name="P1"/>
      <text:p text:style-name="P1">侯則瑜</text:p>
      <text:p text:style-name="P1"/>
      <text:p text:style-name="P1">Environment: Ubuntu</text:p>
      <text:p text:style-name="P1">Language: Python</text:p>
      <text:p text:style-name="P1">Library: os, json, xml, pandas, re, nltk</text:p>
      <text:p text:style-name="P1"/>
      <text:p text:style-name="P1"/>
      <text:p text:style-name="P2">給定一個資料夾，根據該資料夾進行文件逐一搜尋/處理，如果檔名有包含 xml ，就執行 xml 資料格式處理，如果有包含 json ，就執行 json 資料格式處理。</text:p>
      <text:p text:style-name="P2"/>
      <text:list xml:id="list2463565797" text:style-name="L1">
        <text:list-item>
          <text:p text:style-name="P4">xml</text:p>
          <text:list>
            <text:list-item>
              <text:p text:style-name="P3">每個文件中有多篇小文章，置於 &lt;PubmedArticle&gt; 中，計算有幾個，即代表有幾篇小文章。</text:p>
            </text:list-item>
            <text:list-item>
              <text:p text:style-name="P3">將所有的字串從 tag 中提出，將多餘的空白符號、換行符號刪除，計算所有字元的數量。</text:p>
            </text:list-item>
            <text:list-item>
              <text:p text:style-name="P4">去掉標點符號後，用空格符號對字串進行切割，計算字的數量。</text:p>
            </text:list-item>
            <text:list-item>
              <text:p text:style-name="P3">使用 porter stem 作法將 word 進行時態上的還原，計算總共出現幾個單字（unique）。</text:p>
            </text:list-item>
            <text:list-item>
              <text:p text:style-name="P6">非逗號、句號、問號、驚嘆號、分號刪除，將多餘空白刪除，根據空白進行切割，計算長度代表句子數量。</text:p>
            </text:list-item>
          </text:list>
        </text:list-item>
        <text:list-item>
          <text:p text:style-name="P3">json</text:p>
          <text:list>
            <text:list-item>
              <text:p text:style-name="P3">每個文件中有多個小篇幅，用一個 dictionary 包住，所以計算其中的有幾個 dictionary ，來計算有幾個小篇幅。</text:p>
            </text:list-item>
            <text:list-item>
              <text:p text:style-name="P3">提取所有的 key 中所包含的字串內容，整合在一起，去掉多餘的空白符號，計算文章中有幾個字元。</text:p>
            </text:list-item>
            <text:list-item>
              <text:p text:style-name="P3">去掉標點符號，用空白符號進行切割，計算有多少字。</text:p>
            </text:list-item>
            <text:list-item>
              <text:p text:style-name="P5">使用 porter stem 作法將 word 進行時態上的還原，計算總共出現幾個單字（unique）。</text:p>
            </text:list-item>
            <text:list-item>
              <text:p text:style-name="P7">非逗號、句號、問號、驚嘆號、分號刪除，將多餘空白刪除，根據空白進行切割，計算長度代表句子數量。</text:p>
            </text:list-item>
          </text:list>
        </text:list-item>
      </text:list>
      <text:p text:style-name="P9"/>
      <text:p text:style-name="P8">將上面算出的數據以及文章內容整合至 dataframe 當中，定義一個方法 search 來根據關鍵字尋找字詞，尋找方法去逐一去搜尋 dataframe 中的文章內容欄位，輸出內容包含這個關鍵字在每個搜尋的文章中是否有出現，以及出現的次數，格式為 dataframe 。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9:13:11.130182682</meta:creation-date>
    <dc:date>2021-10-12T19:50:58.212202249</dc:date>
    <meta:editing-duration>PT5M6S</meta:editing-duration>
    <meta:editing-cycles>1</meta:editing-cycles>
    <meta:document-statistic meta:table-count="0" meta:image-count="0" meta:object-count="0" meta:page-count="1" meta:paragraph-count="20" meta:word-count="564" meta:character-count="785" meta:non-whitespace-character-count="741"/>
    <meta:generator>LibreOffice/6.4.7.2$Linux_X86_64 LibreOffice_project/40$Build-2</meta:generator>
  </office:meta>
</office:document-meta>
</file>